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Ayuthaya" style:font-family-asian="Ayuthaya" style:font-family-complex="Ayuthaya" fo:background-color="transparent" style:use-window-font-color="true"/>
    </style:style>
    <style:style style:name="T2" style:family="text">
      <style:text-properties fo:font-size="14.00pt" fo:font-weight="normal" fo:font-family="Ayuthaya" style:font-family-asian="Ayuthaya" style:font-family-complex="Ayuthaya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Ayuthaya" style:font-family-asian="Ayuthaya" style:font-family-complex="Ayuthaya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Ayuthaya" style:font-family-asian="Ayuthaya" style:font-family-complex="Ayuthaya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Ayuthaya" style:font-family-asian="Ayuthaya" style:font-family-complex="Ayuthaya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Ayuthaya" style:font-family-asian="Ayuthaya" style:font-family-complex="Ayuthaya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Ayuthaya" style:font-family-asian="Ayuthaya" style:font-family-complex="Ayuthaya" fo:background-color="transparent" style:use-window-font-color="true"/>
    </style:style>
    <style:style style:name="T13" style:family="text">
      <style:text-properties fo:font-size="14.00pt" fo:font-weight="normal" fo:font-family="Ayuthaya" style:font-family-asian="Ayuthaya" style:font-family-complex="Ayuthaya" fo:background-color="transparent" style:use-window-font-color="true"/>
    </style:style>
    <style:style style:name="T14" style:family="text">
      <style:text-properties fo:font-size="12.00pt" fo:font-weight="normal" fo:font-family="Ayuthaya" style:font-family-asian="Ayuthaya" style:font-family-complex="Ayuthaya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Ayuthaya" style:font-family-asian="Ayuthaya" style:font-family-complex="Ayuthaya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Ayuthaya" style:font-family-asian="Ayuthaya" style:font-family-complex="Ayuthaya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Ayuthaya" style:font-family-asian="Ayuthaya" style:font-family-complex="Ayuthaya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normal" fo:font-family="Ayuthaya" style:font-family-asian="Ayuthaya" style:font-family-complex="Ayuthaya" fo:background-color="transparent" style:use-window-font-color="true"/>
    </style:style>
    <style:style style:name="T23" style:family="text">
      <style:text-properties fo:font-size="12.00pt" fo:font-weight="normal" fo:font-family="Ayuthaya" style:font-family-asian="Ayuthaya" style:font-family-complex="Ayuthaya" fo:background-color="transparent" style:use-window-font-color="true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Ayuthaya" style:font-family-asian="Ayuthaya" style:font-family-complex="Ayuthaya" fo:background-color="transparent" fo:color="#0000ff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Ayuthaya" style:font-family-asian="Ayuthaya" style:font-family-complex="Ayuthaya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Ayuthaya" style:font-family-asian="Ayuthaya" style:font-family-complex="Ayuthaya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Ayuthaya" style:font-family-asian="Ayuthaya" style:font-family-complex="Ayuthaya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Ayuthaya" style:font-family-asian="Ayuthaya" style:font-family-complex="Ayuthaya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Ayuthaya" style:font-family-asian="Ayuthaya" style:font-family-complex="Ayuthaya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Ayuthaya" style:font-family-asian="Ayuthaya" style:font-family-complex="Ayuthaya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Ayuthaya" style:font-family-asian="Ayuthaya" style:font-family-complex="Ayuthaya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12.00pt" fo:margin-bottom="6.00pt"/>
    </style:style>
    <style:style style:name="P4" style:family="paragraph">
      <style:paragraph-properties fo:line-height="100.00%" fo:text-align="left" fo:margin-bottom="6.00pt"/>
    </style:style>
    <text:list-style style:name="L5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5" style:family="paragraph">
      <style:paragraph-properties fo:line-height="100.00%" fo:text-align="left" fo:margin-left="36.00pt" fo:text-indent="-36.00pt" fo:margin-bottom="6.00pt">
        <style:tab-stops>
          <style:tab-stop style:position="-25.00pt"/>
          <style:tab-stop style:position="0.00pt"/>
        </style:tab-stops>
      </style:paragraph-properties>
    </style:style>
    <style:style style:name="P6" style:family="paragraph">
      <style:paragraph-properties fo:line-height="100.00%" fo:text-align="left" fo:margin-bottom="6.00pt"/>
    </style:style>
    <text:list-style style:name="L7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7" style:family="paragraph">
      <style:paragraph-properties fo:line-height="100.00%" fo:text-align="left" fo:margin-left="36.00pt" fo:text-indent="-36.00pt" fo:margin-bottom="6.00pt">
        <style:tab-stops>
          <style:tab-stop style:position="-25.00pt"/>
          <style:tab-stop style:position="0.00pt"/>
        </style:tab-stops>
      </style:paragraph-properties>
    </style:style>
    <style:style style:name="P8" style:family="paragraph">
      <style:paragraph-properties fo:line-height="100.00%" fo:text-align="left" fo:margin-bottom="6.00pt">
        <style:tab-stops>
          <style:tab-stop style:position="47.00pt"/>
          <style:tab-stop style:position="72.00pt"/>
        </style:tab-stops>
      </style:paragraph-properties>
    </style:style>
    <style:style style:name="P9" style:family="paragraph">
      <style:paragraph-properties fo:line-height="100.00%" fo:text-align="left" fo:margin-bottom="6.00pt"/>
    </style:style>
    <style:style style:name="P10" style:family="paragraph">
      <style:paragraph-properties fo:line-height="100.00%" fo:text-align="left" fo:margin-bottom="6.00pt"/>
    </style:style>
    <style:style style:name="P11" style:family="paragraph">
      <style:paragraph-properties fo:line-height="100.00%" fo:text-align="left" fo:margin-bottom="6.00pt"/>
    </style:style>
  </office:automatic-styles>
  <office:body>
    <office:text>
      <text:p text:style-name="P1"><text:span text:style-name="T1">Nosso trabalho</text:span><text:span text:style-name="T2"><text:s/></text:span></text:p>
      <text:p text:style-name="P2"><text:span text:style-name="T3"/></text:p>
      <text:p text:style-name="P2"><text:span text:style-name="T4">O mundo está no auge da oferta de informações. Mais do que nunca, somos bombardeados por novo conteúdo audiovisual, que em sua maioria é impossível de se evitar. Não escolhemos ignorar informação visualizada, especialmente o conteúdo subliminar: aquele que é secundário à nossa atenção. Aquele som de fundo, aquela imagem de canto, ou que passa rápido demais para conscientemente ser processada se enquadra na característica subliminar.</text:span></text:p>
      <text:p text:style-name="P2"><text:span text:style-name="T5"/></text:p>
      <text:p text:style-name="P2"><text:span text:style-name="T6">Dessa forma, está cada vez mais difícil guiar a informação eficientemente até o destino desejado. Tornar informações acessíveis e absorvíveis pelo público alvo torna-se uma tarefa cada vez mais específica e devota de pesquisa, planejamento e desenvolvimento. É nesse momento onde instrução e serviços especializados tornam-se indispensáveis. E é nesse ponto onde nossa empresa pode fazer toda a diferença na oferta de informações.</text:span></text:p>
      <text:p text:style-name="P2"><text:span text:style-name="T7"/></text:p>
      <text:p text:style-name="P2"><text:span text:style-name="T8">Nós trabalhamos com o desenvolvimento de games voltados para o mercado publicitário: os AdverGames, ou AdGames. Segundo o Ibope, 31% dos brasileiros têm vídeo-games em casa, demonstrando alta penetração da mídia no país. Nós tornamos a marca da empresa uma marca reincidente na vida do cliente, e agregamos valor positivo à interpretação deste aproveitando dessa poderosa ferramenta.</text:span></text:p>
      <text:p text:style-name="P2"><text:span text:style-name="T9"/></text:p>
      <text:p text:style-name="P2"><text:span text:style-name="T10">Para se ter uma idéia do tamanho da indústria dos games, nos Estados Unidos, esta já é a terceira maior em volume de negócios, ficando atrás apenas da bélica e automobilística (Santella; Feitoza, 2009), e segundo a consultoria PWC, o mercado dos games no Brasil já é o quarto maior do mundo.</text:span></text:p>
      <text:p text:style-name="P2"><text:span text:style-name="T10"/></text:p>
      <text:p text:style-name="P2"><text:span text:style-name="T10">Tudo isso torna os games um canal de comunicação muito mais eficiente do que os tradicionais rádio, TV e outdoor, somado à sensação de entretenimento e boa vivência que se tem da experiência game e marca. </text:span></text:p>
      <text:p text:style-name="P2"><text:span text:style-name="T11"/></text:p>
      <text:p text:style-name="P2"><text:span text:style-name="T11">Distribuição</text:span></text:p>
      <text:p text:style-name="P2"><text:span text:style-name="T11"/></text:p>
      <text:p text:style-name="P2"><text:span text:style-name="T11">Os games possuem canais eletrônicos bem desenhados de distribuição. Exemplos de meios bastante acessíveis no Brasil são Facebook e celulares, que alcançam uma grande fatia do espectro sócio-econômico (das classes A à D).</text:span></text:p>
      <text:p text:style-name="P2"><text:span text:style-name="T11"/></text:p>
      <text:p text:style-name="P2"><text:span text:style-name="T11">O Facebook torna-se nesse caso uma ferramenta indispensável para facilitar o acesso ao projeto, bem como é um veículo que vincula os diferentes meios. Por exemplo: um jogador do game no iPhone pode postar resultados na rede social, bem como um jogador do game num Samsung Galaxy. O compartilhamento de resultados e feitos dentro de jogo na rede social tornam o game mais interessante, fomenta a curiosidade daqueles que visualizam tais posts e motiva os jogadores a continuarem com a competição, consequentemente aumentando as horas utilizadas do game e aumentando a exposição positiva da marca.</text:span></text:p>
      <text:p text:style-name="P2"><text:span text:style-name="T11"/></text:p>
      <text:p text:style-name="P2"><text:span text:style-name="T12"/></text:p>
      <text:p text:style-name="P3"><text:span text:style-name="T13">Projeto para a Ilumi</text:span></text:p>
      <text:p text:style-name="P4"><text:span text:style-name="T14">A chave do conceito do AdverGame é o "Gamification", isto é, um mecanismo embutido na dinâmica do jogo que premia o jogador por suas conquistas e motiva o contínuo desejo de progresso. Isso gera comprometimento e competitividade, aumentando as horas de uso do game, consequentemente aumentando ainda mais a exposição e reincidência positivas da imagem da empresa.</text:span></text:p>
      <text:p text:style-name="P4"><text:span text:style-name="T14"/></text:p>
      <text:p text:style-name="P4"><text:span text:style-name="T14">Fotos</text:span></text:p>
      <text:p text:style-name="P4"><text:span text:style-name="T14">Fotos</text:span></text:p>
      <text:p text:style-name="P4"><text:span text:style-name="T14">Fotos</text:span></text:p>
      <text:p text:style-name="P4"><text:span text:style-name="T15"/></text:p>
      <text:p text:style-name="P4"><text:span text:style-name="T15"/></text:p>
      <text:p text:style-name="P4"><text:span text:style-name="T16">Dinâmica do jogo:</text:span></text:p>
      <text:p text:style-name="P4"><text:span text:style-name="T17"/></text:p>
      <text:p text:style-name="P4"><text:span text:style-name="T18">O jogador dera de clicar com mouse ou tocar com dedo na bola e "aplicar força" para a frente para efetuar o “chute" na bola.</text:span></text:p>
      <text:p text:style-name="P4"><text:span text:style-name="T19"/></text:p>
      <text:p text:style-name="P4"><text:span text:style-name="T20">Impedimentos no momento do chute:</text:span></text:p>
      <text:list text:style-name="L5">
        <text:list-item>
          <text:p text:style-name="P5"><text:span text:style-name="T20">O jogador deve escolher em qual posição da bola quer aplicar a força, isto é, em qual parte da bola ele quer que o chute seja realizado.</text:span></text:p>
        </text:list-item>
        <text:list-item>
          <text:p text:style-name="P5"><text:span text:style-name="T20">Deve estar atento à velocidade e direção do vento no momento do chute. Este agrega desafio ao game.</text:span></text:p>
        </text:list-item>
        <text:list-item>
          <text:p text:style-name="P5"><text:span text:style-name="T20">Haverão até três barreiras de um até quatro jogadores em posições diferentes no momento do chute.</text:span></text:p>
        </text:list-item>
        <text:list-item>
          <text:p text:style-name="P5"><text:span text:style-name="T20">A posição do chute à gol irá mudar aleatoriamente, em um número a ser pensado de posições pré-estabelecidas de coordenadas onde a bola ira surgir para que o usuário possa efetuar o chute.</text:span></text:p>
        </text:list-item>
      </text:list>
      <text:p text:style-name="P6"><text:span text:style-name="T20">Pontuação:</text:span></text:p>
      <text:list text:style-name="L7">
        <text:list-item>
          <text:p text:style-name="P7"><text:span text:style-name="T20">O jogador poderá acertar alvos que poderão se movimentar dentro do espaço do gol, e poderão haver mais de um ao mesmo tempo. Caso fiquem sobrepostos, soma-se 2x a pontuação, e no caso de 3 alvos, somam-se 3x à pontuação do acerto ao alvo.</text:span></text:p>
        </text:list-item>
        <text:list-item>
          <text:p text:style-name="P7"><text:span text:style-name="T20">O alvo será dividido em 3 setores, onde o usuário poderá acertar o chute. Será computado mais ou menos pontos pelo acerto dependendo do setor que a bola atravessar.</text:span></text:p>
        </text:list-item>
      </text:list>
      <text:p text:style-name="P8"><text:span text:style-name="T20"/></text:p>
      <text:p text:style-name="P8"><text:span text:style-name="T20">Será pensado e discutido com o cliente (Ilumi) mais formas de interagir com o cliente, e sugestões para a pontuação. O modelo de pontuação ainda é prototipado, podendo haver alterações até o final do projeto baseado no melhor aproveitamento por parte da empresa.</text:span><text:span text:style-name="T21"/></text:p>
      <text:p text:style-name="P9"><text:span text:style-name="T21"/></text:p>
      <text:p text:style-name="P9"><text:span text:style-name="T21"/></text:p>
      <text:p text:style-name="P9"><text:span text:style-name="T21"/></text:p>
      <text:p text:style-name="P9"><text:span text:style-name="T22">O protótipo</text:span></text:p>
      <text:p text:style-name="P9"><text:span text:style-name="T23">Foi desenvolvido um protótipo funcional do jogo que pode ser acessado no link abaixo:</text:span></text:p>
      <text:p text:style-name="P10"><text:a xlink:href="http://www.octobite.com.br/projetos/futebol2/ChuteGolBuild.html"><text:span text:style-name="T24">http://www.octobite.com.br/projetos/futebol2/ChuteGolBuild.html</text:span></text:a><text:span text:style-name="T25"/></text:p>
      <text:p text:style-name="P10"><text:span text:style-name="T25"/></text:p>
      <text:p text:style-name="P11"><text:span text:style-name="T26">O objetivo deste protótipo é demonstrar jogabilidade e primeiras impressões. A partir daí, discutimos melhorias e direção, podendo, caso necessário, até começar um novo projeto com novas direções gráficas ou novos padrões de jogabilidade.</text:span></text:p>
      <text:p text:style-name="P11"><text:span text:style-name="T27"/></text:p>
      <text:p text:style-name="P11"><text:span text:style-name="T28">Classificação</text:span></text:p>
      <text:p text:style-name="P11"><text:span text:style-name="T29"/></text:p>
      <text:p text:style-name="P11"><text:span text:style-name="T30">Para participar do sorteio dos ingressos o usuário deve se cadastrar com seu nome, e-mail, senha, e outros dados que a empresa julgar necessário ou interessante.</text:span></text:p>
      <text:p text:style-name="P11"><text:span text:style-name="T30">O jogador tem a opção de jogar no modo treino e no modo de competição, neste segundo participando do concurso.</text:span><text:span text:style-name="T31"/></text:p>
      <text:p text:style-name="P11"><text:span text:style-name="T32">Será feito um ranking no qual os 2 melhores colocados serão os ganhadores dos prêmios à serem oferecidos pela empresa Ilumi.<text:s/></text:span><text:span text:style-name="T33"/></text:p>
      <text:p text:style-name="P11"><text:span text:style-name="T34">O ranking será hospedado em um servidor, e a pontuação será visível tanto nos smartphones, tablets e Facebook. </text:span></text:p>
      <text:p text:style-name="P11"><text:span text:style-name="T35"/></text:p>
      <text:p text:style-name="P11"><text:span text:style-name="T35"/></text:p>
      <text:p text:style-name="P11"><text:span text:style-name="T36">Custo do projeto e forma de pagamento</text:span></text:p>
      <text:p text:style-name="P11"><text:span text:style-name="T37"/></text:p>
      <text:p text:style-name="P11"><text:span text:style-name="T38">A maior parte dos projetos de games no cenário brasileiro podem ser enquadrados na faixa de custo de 20 a 100 mil dólares.</text:span></text:p>
      <text:p text:style-name="P11"><text:span text:style-name="T38">Assim sendo, sendo uma empresa startup, devemos nos posicionar em tal cenário. Num primeiro estudo, ajustamos o preço para R$30000,00 (trinta mil reais), incluindo produção e desenvolvimento. Esse valor pode sofrer alterações, para mais ou para menos, dependendo do alinhamento e do rumo que o projeto tomar conforme decisões junto à Ilumi. </text:span></text:p>
      <text:p text:style-name="P11"><text:span text:style-name="T38">Trabalhamos mediante recebimento de metade desse valor na entrada, no início do projeto, à combinar a parte restante. A entrada é utilizada para custear funcionários e recursos necessários para a fase inicial do projeto.</text:span></text:p>
      <text:p text:style-name="P11"><text:span text:style-name="T38">Estamos certos de que esse projeto será muito benéfico para ambas Octobite e Ilumi, e que poderemos desfrutar juntos de um projeto bem sucedido por ambas as parte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